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ptions</text:p>
          </table:table-cell>
        </table:table-row>
        <table:table-row table:style-name="ro1">
          <table:table-cell office:value-type="date" office:date-value="2020-01-17" calcext:value-type="date">
            <text:p>2020-01-17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date" office:date-value="2020-01-31" calcext:value-type="date">
            <text:p>2020-01-31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date" office:date-value="2020-02-14" calcext:value-type="date">
            <text:p>2020-02-14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8.66" calcext:value-type="float">
            <text:p>8.66</text:p>
          </table:table-cell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office:value-type="float" office:value="12.74" calcext:value-type="float">
            <text:p>12.74</text:p>
          </table:table-cell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7.41" calcext:value-type="float">
            <text:p>17.41</text:p>
          </table:table-cell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22.79" calcext:value-type="float">
            <text:p>22.79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16.31" calcext:value-type="float">
            <text:p>16.31</text:p>
          </table:table-cell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16.63" calcext:value-type="float">
            <text:p>16.63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.52" calcext:value-type="float">
            <text:p>13.52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3.91" calcext:value-type="float">
            <text:p>13.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02:54:52.095592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30T02:46:03.464936550</meta:creation-date>
    <dc:date>2020-04-30T02:55:09.629230665</dc:date>
    <meta:editing-duration>PT6M30S</meta:editing-duration>
    <meta:editing-cycles>2</meta:editing-cycles>
    <meta:generator>LibreOffice/6.3.5.2$Linux_X86_64 LibreOffice_project/30$Build-2</meta:generator>
    <meta:document-statistic meta:table-count="1" meta:cell-count="30" meta:object-count="0"/>
  </office:meta>
</office:document-meta>
</file>